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Roboto-Regular" svg:font-family="Roboto-Regular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3pt" fo:font-weight="bold" officeooo:rsid="00174c64" officeooo:paragraph-rsid="00174c64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Ubuntu" fo:font-size="13pt" fo:font-weight="bold" officeooo:rsid="00190ec9" officeooo:paragraph-rsid="00190ec9" style:font-size-asian="13pt" style:font-weight-asian="bold" style:font-size-complex="13pt" style:font-weight-complex="bold"/>
    </style:style>
    <style:style style:name="P3" style:family="paragraph" style:parent-style-name="Text_20_body">
      <style:text-properties fo:font-size="13pt" style:font-size-asian="13pt" style:font-size-complex="13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Ubuntu" fo:font-size="13pt" fo:letter-spacing="normal" fo:font-style="normal" fo:font-weight="normal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Ubuntu" fo:font-size="18pt" fo:letter-spacing="normal" fo:font-style="normal" fo:font-weight="normal" officeooo:rsid="00174c64" officeooo:paragraph-rsid="00174c64" style:font-size-asian="18pt" style:font-size-complex="18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Ubuntu" fo:font-size="18pt" fo:letter-spacing="normal" fo:font-style="normal" fo:font-weight="normal" style:font-size-asian="18pt" style:font-size-complex="18pt"/>
    </style:style>
    <style:style style:name="T1" style:family="text">
      <style:text-properties fo:font-weight="bold" loext:padding="0cm" loext:border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 style:font-weight-complex="normal" loext:padding="0cm" loext:border="none"/>
    </style:style>
    <style:style style:name="T4" style:family="text">
      <style:text-properties officeooo:rsid="00190ec9"/>
    </style:style>
    <style:style style:name="T5" style:family="text">
      <style:text-properties fo:font-variant="normal" fo:text-transform="none" fo:color="#212121" style:font-name="Roboto-Regular" fo:font-size="11.25pt" fo:letter-spacing="normal" fo:font-style="normal" fo:font-weight="normal"/>
    </style:style>
    <style:style style:name="T6" style:family="text">
      <style:text-properties fo:font-variant="normal" fo:text-transform="none" fo:color="#212121" fo:font-size="11.25pt" fo:letter-spacing="normal" fo:font-style="normal" fo:font-weight="normal"/>
    </style:style>
    <style:style style:name="T7" style:family="text">
      <style:text-properties fo:font-variant="normal" fo:text-transform="none" fo:color="#212121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Работа ученика 10 класса «В» Грошкова Владислава.</text:span></text:p>
      <text:p text:style-name="P6"><text:span text:style-name="T1"/></text:p>
      <text:p text:style-name="P3">Задание № 1.</text:p>
      <text:p text:style-name="P4"><text:span text:style-name="T1"/></text:p>
      <text:p text:style-name="P4"><text:span text:style-name="T1">Продуценты –</text:span> организмы, создающие органическое вещество из неорганических соединений (автотрофы – растения, создающие органическое вещество путем фотосинтеза, хемотрофы – некоторые организмы, создающие органику за счет химических реакций)<text:span text:style-name="T1">.</text:span></text:p>
      <text:p text:style-name="P4"><text:span text:style-name="T1">Консументы – </text:span>организмы, питающиеся органическим веществом (все животные, часть микроорганизмов, паразитические и насекомоядные растения). Различают консументы первого порядка – растительноядные животные, второго – хищники, третьего – многие паразиты и т.д.</text:p>
      <text:p text:style-name="P4"><text:span text:style-name="T1">Редуценты –</text:span> организмы<text:span text:style-name="T1">, </text:span><text:span text:style-name="T3">в ходе жизнедеятельности превращающие органическое вещество в неорганическое (большинство микроорганизмов, грибы).</text:span></text:p>
      <text:p text:style-name="P1">Задание № 2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Задание № 3.</text:p>
      <text:p text:style-name="P2"><text:span text:style-name="T7">Для того чтобы снизить риск проникновения инфекционных и паразитарных заболеваний, а так же распространения эпидем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Roboto-Regular" svg:font-family="Roboto-Regular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20%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font-name="Ubuntu" fo:font-family="Ubuntu" style:font-pitch="variable" fo:font-size="10pt" fo:letter-spacing="normal" fo:font-style="normal" fo:font-weight="bold" officeooo:rsid="00174c6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6:56:54.906951842</meta:creation-date>
    <dc:date>2018-02-04T17:15:19.050225864</dc:date>
    <meta:editing-duration>PT7M56S</meta:editing-duration>
    <meta:editing-cycles>1</meta:editing-cycles>
    <meta:document-statistic meta:table-count="0" meta:image-count="0" meta:object-count="0" meta:page-count="1" meta:paragraph-count="8" meta:word-count="94" meta:character-count="834" meta:non-whitespace-character-count="740"/>
    <meta:generator>LibreOffice/5.1.6.2$Linux_X86_64 LibreOffice_project/10m0$Build-2</meta:generator>
  </office:meta>
</office:document-meta>
</file>